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age:</text:p>
      <text:p text:style-name="Standard"><text:tab/>The program is takes no arguments, so it can be started from any location. <text:s/>The top row of controls affects the sound generated by the top two rows on the keyboard. <text:s/>The bottom row of controls affects the sound generated by the next lowest two rows of the keyboard. <text:s/>The waveforms are selected by the leftmost radio buttons. <text:s/>The sine wave gives a very mellow sound. <text:s/>The triangle wave is similar but brighter. The square wave is very bright with lots of harmonic overtones. <text:s/>The saw wave is bright with a bit of a brassy sound. <text:s/>The next choice is one of four octaves identified by their standard musical reference numbers. <text:s/>Note: With most speakers, the lower octaves are barely audible with sine and triangle waves. <text:s/></text:p>
      <text:p text:style-name="Standard"/>
      <text:p text:style-name="Standard"><text:tab/>The envelope dials are next. <text:s/>For those unfamiliar with these settings, they function as follows. <text:s/>The ADSR (Attack-Decay-Sustain-Release) envelope uses 3 timing settings (A, D, R) and one level setting. <text:s/>The attack is the time it takes for the note to increase in volume to some maximum volume setting. <text:s/>The decay is the time it takes for the note to decrease from this newly reached maximum to the level at which it will sustain. <text:s/>This brings us to the sustain setting. <text:s/>This is the level at which the note will sound for most of it's playing time. <text:s/>In this implementation it is represented as a percentage of the maximum volume reached by the end of attack. <text:s/>Lastly, release is the amount of time it takes for the note to decrease from its sustain volume back to zero. <text:s/>In this implementation, the timing settings have a minimum of zero and a maximum of one seco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amuel Banina</meta:initial-creator>
    <meta:creation-date>2007-04-30T12:48:39</meta:creation-date>
    <dc:creator>Samuel Banina</dc:creator>
    <dc:date>2007-04-30T13:22:29</dc:date>
    <dc:language>en-US</dc:language>
    <meta:editing-cycles>2</meta:editing-cycles>
    <meta:editing-duration>PT2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84" meta:character-count="1596"/>
  </office:meta>
</office:document-meta>
</file>